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f44747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&lt;</text:span>% var month = [];</text:p>
      <text:p text:style-name="P1">month[0] = "January";</text:p>
      <text:p text:style-name="P1">month[1] = "February";</text:p>
      <text:p text:style-name="P1">month[2] = "March";</text:p>
      <text:p text:style-name="P1">month[3] = "April";</text:p>
      <text:p text:style-name="P1">month[4] = "May";</text:p>
      <text:p text:style-name="P1">month[5] = "June";</text:p>
      <text:p text:style-name="P1">month[6] = "July";</text:p>
      <text:p text:style-name="P1">month[7] = "August";</text:p>
      <text:p text:style-name="P1">month[8] = "September";</text:p>
      <text:p text:style-name="P1">month[9] = "October";</text:p>
      <text:p text:style-name="P1">month[10] = "November";</text:p>
      <text:p text:style-name="P1">month[11] = "December"; </text:p>
      <text:p text:style-name="P1">%&gt;</text:p>
      <text:p text:style-name="P1"><text:span text:style-name="T2">&lt;</text:span><text:span text:style-name="T3">br</text:span><text:span text:style-name="T2">&gt;</text:span></text:p>
      <text:p text:style-name="P1"><text:span text:style-name="T2">&lt;</text:span><text:span text:style-name="T3">br</text:span><text:span text:style-name="T2">&gt;</text:span> </text:p>
      <text:p text:style-name="P1"><text:span text:style-name="T2">&lt;</text:span><text:span text:style-name="T3">div</text:span> <text:span text:style-name="T4">id</text:span>=<text:span text:style-name="T5">"messageContainer"</text:span><text:span text:style-name="T2">&gt;</text:span></text:p>
      <text:p text:style-name="P1"><text:span text:style-name="T2">&lt;</text:span><text:span text:style-name="T3">div</text:span> <text:span text:style-name="T4">class</text:span>=<text:span text:style-name="T5">"messageGrid-container"</text:span><text:span text:style-name="T2">&gt;</text:span></text:p>
      <text:p text:style-name="P1"><text:span text:style-name="T2">&lt;</text:span><text:span text:style-name="T3">div</text:span> <text:span text:style-name="T4">class</text:span>=<text:span text:style-name="T5">"table-responsive"</text:span><text:span text:style-name="T2">&gt;</text:span></text:p>
      <text:p text:style-name="P1"><text:span text:style-name="T2">&lt;</text:span><text:span text:style-name="T3">div</text:span> <text:span text:style-name="T4">class</text:span>=<text:span text:style-name="T5">"col-sm-12 col-xs-12"</text:span><text:span text:style-name="T2">&gt;</text:span></text:p>
      <text:p text:style-name="P1"><text:span text:style-name="T2">&lt;</text:span><text:span text:style-name="T3">table</text:span> <text:span text:style-name="T4">class</text:span>=<text:span text:style-name="T5">"table dataTable table-bordered"</text:span> <text:span text:style-name="T2">&gt;</text:span></text:p>
      <text:p text:style-name="P1"><text:span text:style-name="T2">&lt;</text:span><text:span text:style-name="T3">thead</text:span><text:span text:style-name="T2">&gt;</text:span></text:p>
      <text:p text:style-name="P1"><text:span text:style-name="T2">&lt;</text:span><text:span text:style-name="T3">tr</text:span><text:span text:style-name="T2">&gt;</text:span></text:p>
      <text:p text:style-name="P1"><text:span text:style-name="T2">&lt;</text:span><text:span text:style-name="T3">td</text:span><text:span text:style-name="T2">&gt;</text:span>Transation ID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Invoked by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Transaction Type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Date Time<text:span text:style-name="T2">&lt;/</text:span><text:span text:style-name="T3">td</text:span><text:span text:style-name="T2">&gt;</text:span></text:p>
      <text:p text:style-name="P1"><text:span text:style-name="T2">&lt;/</text:span><text:span text:style-name="T3">tr</text:span><text:span text:style-name="T2">&gt;</text:span></text:p>
      <text:p text:style-name="P1"><text:span text:style-name="T2">&lt;/</text:span><text:span text:style-name="T3">thead</text:span><text:span text:style-name="T2">&gt;</text:span></text:p>
      <text:p text:style-name="P1"><text:span text:style-name="T2">&lt;</text:span><text:span text:style-name="T3">tbody</text:span><text:span text:style-name="T2">&gt;</text:span></text:p>
      <text:p text:style-name="P1"><text:span text:style-name="T1">&lt;</text:span>% data.history.forEach(function(data){%&gt;</text:p>
      <text:p text:style-name="P1"><text:span text:style-name="T2">&lt;</text:span><text:span text:style-name="T3">tr</text:span><text:span text:style-name="T2">&gt;</text:span></text:p>
      <text:p text:style-name="P1"><text:span text:style-name="T1">&lt;</text:span>%</text:p>
      <text:p text:style-name="P1">var type = data.transactionType.split("."); </text:p>
      <text:p text:style-name="P1">%&gt;</text:p>
      <text:p text:style-name="P1"><text:span text:style-name="T2">&lt;</text:span><text:span text:style-name="T3">td</text:span><text:span text:style-name="T2">&gt;</text:span><text:span text:style-name="T1">&lt;</text:span>%=data.transactionId%&gt;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<text:span text:style-name="T1">&lt;</text:span>%=data.participantInvoking %&gt;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<text:span text:style-name="T1">&lt;</text:span>%=type[3] %&gt;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<text:span text:style-name="T1">&lt;</text:span>%=data.transactionTimestamp.getDate()+" "+(month[data.transactionTimestamp.getMonth()])+" "+ data.transactionTimestamp.toLocaleTimeString() %&gt;<text:span text:style-name="T2">&lt;/</text:span><text:span text:style-name="T3">td</text:span><text:span text:style-name="T2">&gt;</text:span></text:p>
      <text:p text:style-name="P1"><text:span text:style-name="T2">&lt;/</text:span><text:span text:style-name="T3">tr</text:span><text:span text:style-name="T2">&gt;</text:span></text:p>
      <text:p text:style-name="P1"><text:span text:style-name="T1">&lt;</text:span>%});%&gt;</text:p>
      <text:p text:style-name="P1"><text:span text:style-name="T2">&lt;/</text:span><text:span text:style-name="T3">tbody</text:span><text:span text:style-name="T2">&gt;</text:span></text:p>
      <text:p text:style-name="P1"><text:span text:style-name="T2">&lt;/</text:span><text:span text:style-name="T3">table</text:span><text:span text:style-name="T2">&gt;</text:span></text:p>
      <text:p text:style-name="P1"><text:span text:style-name="T2">&lt;/</text:span><text:span text:style-name="T3">div</text:span><text:span text:style-name="T2">&gt;</text:span></text:p>
      <text:p text:style-name="P1"><text:span text:style-name="T2">&lt;/</text:span><text:span text:style-name="T3">div</text:span><text:span text:style-name="T2">&gt;</text:span></text:p>
      <text:p text:style-name="P1"><text:span text:style-name="T2">&lt;/</text:span><text:span text:style-name="T3">div</text:span><text:span text:style-name="T2">&gt;</text:span></text:p>
      <text:p text:style-name="P1"><text:span text:style-name="T2">&lt;/</text:span><text:span text:style-name="T3">div</text:span><text:span text:style-name="T2">&gt;</text:span></text:p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2:58:32.490940511</meta:creation-date>
    <dc:date>2018-09-06T12:58:49.440883771</dc:date>
    <meta:editing-duration>PT17S</meta:editing-duration>
    <meta:editing-cycles>1</meta:editing-cycles>
    <meta:document-statistic meta:table-count="0" meta:image-count="0" meta:object-count="0" meta:page-count="2" meta:paragraph-count="47" meta:word-count="98" meta:character-count="951" meta:non-whitespace-character-count="897"/>
    <meta:generator>LibreOffice/5.1.6.2$Linux_X86_64 LibreOffice_project/10m0$Build-2</meta:generator>
  </office:meta>
</office:document-meta>
</file>